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text-position=""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7" style:family="table-cell" style:parent-style-name="Default"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/>
      <style:text-properties style:font-name="Arial" fo:font-size="8pt" style:font-size-asian="8pt" style:font-size-complex="8pt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4-02T12:12:35.80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$1620-05-15T10:31:53.956+00:00$,$5592-11-01T03:38:44.313+00:00$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245 tests executed; 3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95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with Assertion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18T22:11:49.86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TypeInstantiation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06538059450124944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360 tests executed; 3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Java("AssertionError","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Java("AssertionError","sp value is 2 (should be at least 3) at |std:///lang/rascal/tests/functionality/InterpolationTests.rsc|(119,5,\&lt;3,56\&gt;,\&lt;3,61\&gt;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Java("AssertionError","Local variable 4 is null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Java("CompilerError","In function demo::lang::Exp::Concrete::NoLayout::Eval/eval(sort(\"Exp\");)#9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Java("CompilerError","In function demo::lang::Lisra::Parse/build(sort(\"LispExp\");)#11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Java("CompilerError","In function lang::rascal::format::Grammar/CC()#180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 table:number-rows-repeated="75">
          <table:table-cell table:style-name="ce1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27"/>
        <table:table-row table:style-name="ro1">
          <table:table-cell table:style-name="ce24" office:value-type="string" calcext:value-type="string">
            <text:p>TESTS RUN AT $2015-04-14T12:52:38.433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: 51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(11235,170,&lt;284,0&gt;,&lt;285,39&gt;): FALSE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(11014,164,&lt;279,0&gt;,&lt;280,36&gt;): FALSE "{error(\"Expected type str, found fail\",|std:///APIGen.rsc|(4651,37,\&lt;120,31\&gt;,\&lt;120,68\&gt;)),error(\"Typ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(7151,273,&lt;165,0&gt;,&lt;168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(6917,229,&lt;159,0&gt;,&lt;162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(6702,213,&lt;154,0&gt;,&lt;157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TEST SUMMARY: 326 tests executed; 9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: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AllStaticIssues.rsc|: "{error(\"Expected type str, found fail\",|std:///APIGen.rsc|(4651,37,\&lt;120,31\&gt;,\&lt;120,68\&gt;)),error(\"Typ ..."</text:p>
          </table:table-cell>
          <table:table-cell table:style-name="ce29"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 table:number-rows-repeated="75">
          <table:table-cell table:style-name="ce24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6:43:37.8204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4-14T16:48:31.343355000</dc:date>
    <meta:editing-duration>P46DT14H15M10S</meta:editing-duration>
    <meta:editing-cycles>176</meta:editing-cycles>
    <meta:generator>LibreOffice/4.4.1.2$MacOSX_X86_64 LibreOffice_project/45e2de17089c24a1fa810c8f975a7171ba4cd432</meta:generator>
    <meta:document-statistic meta:table-count="6" meta:cell-count="606" meta:object-count="0"/>
  </office:meta>
</office:document-meta>
</file>